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258aad" officeooo:paragraph-rsid="00258aad" style:font-size-asian="12pt" style:font-size-complex="12pt"/>
    </style:style>
    <style:style style:name="P3" style:family="paragraph" style:parent-style-name="Preformatted_20_Text">
      <style:text-properties fo:font-size="12pt" officeooo:rsid="0025a169" officeooo:paragraph-rsid="0025a169" style:font-size-asian="12pt" style:font-size-complex="12pt"/>
    </style:style>
    <style:style style:name="P4" style:family="paragraph" style:parent-style-name="Preformatted_20_Text">
      <style:text-properties fo:font-size="12pt" officeooo:rsid="0025a169" officeooo:paragraph-rsid="002763d5" style:font-size-asian="12pt" style:font-size-complex="12pt"/>
    </style:style>
    <style:style style:name="P5" style:family="paragraph" style:parent-style-name="Preformatted_20_Text">
      <style:text-properties fo:font-size="12pt" officeooo:rsid="0025e70c" officeooo:paragraph-rsid="002a8705" style:font-size-asian="12pt" style:font-size-complex="12pt"/>
    </style:style>
    <style:style style:name="P6" style:family="paragraph" style:parent-style-name="Preformatted_20_Text">
      <style:text-properties fo:font-size="12pt" officeooo:rsid="002ae3df" officeooo:paragraph-rsid="002a8705" style:font-size-asian="12pt" style:font-size-complex="12pt"/>
    </style:style>
    <style:style style:name="P7" style:family="paragraph" style:parent-style-name="Preformatted_20_Text">
      <style:text-properties fo:font-size="12pt" fo:font-style="italic" officeooo:rsid="000e6e3a" officeooo:paragraph-rsid="001c87e8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fo:font-size="12pt" fo:font-style="italic" officeooo:rsid="000e8925" officeooo:paragraph-rsid="0020aa64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fo:font-size="12pt" fo:font-style="italic" officeooo:rsid="0012402c" officeooo:paragraph-rsid="00221cb9" style:font-size-asian="12pt" style:font-style-asian="italic" style:font-size-complex="12pt" style:font-style-complex="italic"/>
    </style:style>
    <style:style style:name="P10" style:family="paragraph" style:parent-style-name="Preformatted_20_Text">
      <style:text-properties fo:font-size="12pt" fo:font-style="italic" officeooo:rsid="001fa3c9" officeooo:paragraph-rsid="001fa3c9" style:font-size-asian="12pt" style:font-style-asian="italic" style:font-size-complex="12pt" style:font-style-complex="italic"/>
    </style:style>
    <style:style style:name="P11" style:family="paragraph" style:parent-style-name="Preformatted_20_Text">
      <style:text-properties fo:font-size="12pt" fo:font-style="italic" officeooo:rsid="0021f0e9" officeooo:paragraph-rsid="0021f0e9" style:font-size-asian="12pt" style:font-style-asian="italic" style:font-size-complex="12pt" style:font-style-complex="italic"/>
    </style:style>
    <style:style style:name="P12" style:family="paragraph" style:parent-style-name="Preformatted_20_Text">
      <style:text-properties fo:font-size="12pt" fo:font-style="italic" officeooo:rsid="0022b848" officeooo:paragraph-rsid="0022b848" style:font-size-asian="12pt" style:font-style-asian="italic" style:font-size-complex="12pt" style:font-style-complex="italic"/>
    </style:style>
    <style:style style:name="P13" style:family="paragraph" style:parent-style-name="Preformatted_20_Text">
      <style:text-properties fo:font-size="12pt" fo:font-style="italic" officeooo:rsid="00258aad" officeooo:paragraph-rsid="00258aad" style:font-size-asian="12pt" style:font-style-asian="italic" style:font-size-complex="12pt" style:font-style-complex="italic"/>
    </style:style>
    <style:style style:name="T1" style:family="text">
      <style:text-properties officeooo:rsid="000e18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a169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5e70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7b0d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763d5" style:font-style-asian="italic" style:font-weight-asian="bold" style:font-style-complex="italic" style:font-weight-complex="bold"/>
    </style:style>
    <style:style style:name="T8" style:family="text">
      <style:text-properties officeooo:rsid="0025e70c"/>
    </style:style>
    <style:style style:name="T9" style:family="text">
      <style:text-properties officeooo:rsid="00276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s text:c="7"/>LBC 4.3.10</text:p>
      <text:p text:style-name="P1">1:27 <text:s text:c="10"/>LBC 4.2.4</text:p>
      <text:p text:style-name="P1">1:27 <text:s text:c="10"/>LBC 19.1.1</text:p>
      <text:p text:style-name="P1">1:28 <text:s text:c="10"/>LBC 25.2.3</text:p>
      <text:p text:style-name="P1">2:7 <text:s text:c="11"/>LBC 4.2.5</text:p>
      <text:p text:style-name="P1">2:16-17 <text:s text:c="7"/>LBC 6.1.1</text:p>
      <text:p text:style-name="P1">2:17 <text:s text:c="10"/>LBC 7.2.2</text:p>
      <text:p text:style-name="P1">2:17 <text:s text:c="10"/>LBC 4.3.9</text:p>
      <text:p text:style-name="P1">2:18 <text:s text:c="10"/>LBC 25.2.2</text:p>
      <text:p text:style-name="P1">2:24 <text:s text:c="10"/>LBC 25.1.1</text:p>
      <text:p text:style-name="P1">3:6 <text:s text:c="11"/>LBC 9.2.3</text:p>
      <text:p text:style-name="P1">3:6 <text:s text:c="11"/>LBC 4.2.8</text:p>
      <text:p text:style-name="P1">3:12-13 <text:s text:c="7"/>LBC 6.1.2</text:p>
      <text:p text:style-name="P1">3:15 <text:s text:c="10"/>LBC 7.3.5</text:p>
      <text:p text:style-name="P1">3:15 <text:s text:c="10"/>LBC 20.1.1</text:p>
      <text:p text:style-name="P1">4:5 <text:s text:c="11"/>LBC 16.7.20</text:p>
      <text:p text:style-name="P1">8:22 <text:s text:c="10"/>LBC 5.2.6</text:p>
      <text:p text:style-name="P1">50:20 <text:s text:c="9"/>LBC 5.4.13</text:p>
      <text:h text:style-name="Heading_20_1" text:outline-level="1">Exodus</text:h>
      <text:p text:style-name="P1">3:14 <text:s text:c="10"/>LBC 2.3.28</text:p>
      <text:p text:style-name="P1">8:15,32 <text:s text:c="7"/>LBC 5.6.22</text:p>
      <text:p text:style-name="P1">15:1-19 <text:s text:c="7"/>LBC 22.5.22</text:p>
      <text:p text:style-name="P1">20:7 <text:s text:c="10"/>LBC 23.1.1</text:p>
      <text:p text:style-name="P1">20:8 <text:s text:c="10"/>LBC 22.7.28</text:p>
      <text:h text:style-name="Heading_20_1" text:outline-level="1">Leviticus</text:h>
      <text:p text:style-name="P1">19:12 <text:s text:c="9"/>LBC 23.3.6</text:p>
      <text:h text:style-name="Heading_20_1" text:outline-level="1">Numbers</text:h>
      <text:p text:style-name="P1">23:19 <text:s text:c="9"/>LBC 3.1.4</text:p>
      <text:h text:style-name="Heading_20_1" text:outline-level="1">Deuteronomy</text:h>
      <text:p text:style-name="P1">2:30 <text:s text:c="10"/>LBC 5.6.20</text:p>
      <text:p text:style-name="P1">10:4 <text:s text:c="10"/>LBC 19.2.5</text:p>
      <text:p text:style-name="P1">29:4 <text:s text:c="10"/>LBC 5.6.18</text:p>
      <text:p text:style-name="P1">30:6 <text:s text:c="10"/>LBC 10.1.5</text:p>
      <text:h text:style-name="Heading_20_1" text:outline-level="1">2 Samuel</text:h>
      <text:p text:style-name="P1">12:14 <text:s text:c="9"/>LBC 17.3.13</text:p>
      <text:p text:style-name="P1">12:21-23 <text:s text:c="6"/>LBC 22.4.14</text:p>
      <text:p text:style-name="P1">23:3 <text:s text:c="10"/>LBC 24.2.2</text:p>
      <text:h text:style-name="Heading_20_1" text:outline-level="1">2 Kings</text:h>
      <text:p text:style-name="P1">10:30 <text:s text:c="9"/>LBC 16.7.19</text:p>
      <text:p text:style-name="P1">19:28 <text:s text:c="9"/>LBC 5.4.12</text:p>
      <text:h text:style-name="Heading_20_1" text:outline-level="1">2 Chronicles</text:h>
      <text:p text:style-name="P1">6:22-23 <text:s text:c="7"/>LBC 23.1.2</text:p>
      <text:p text:style-name="P1">32:25-26 <text:s text:c="6"/>LBC 5.5.15</text:p>
      <text:h text:style-name="Heading_20_1" text:outline-level="1">Nehemiah</text:h>
      <text:p text:style-name="P1">13:25 <text:s text:c="9"/>LBC 23.2.5</text:p>
      <text:p text:style-name="P1">13:25-27 <text:s text:c="6"/>LBC 25.3.7</text:p>
      <text:h text:style-name="Heading_20_1" text:outline-level="1">Esther</text:h>
      <text:p text:style-name="P1">4:16 <text:s text:c="10"/>LBC 22.5.21</text:p>
      <text:h text:style-name="Heading_20_1" text:outline-level="1">Job</text:h>
      <text:p text:style-name="P1">8:13-14 <text:s text:c="7"/>LBC 18.1.1</text:p>
      <text:p text:style-name="P1">9:2-3 <text:s text:c="9"/>LBC 16.4.13</text:p>
      <text:p text:style-name="P1">19:26-27 <text:s text:c="6"/>LBC 31.2.6</text:p>
      <text:p text:style-name="P1">21:14-15 <text:s text:c="6"/>LBC 16.7.24</text:p>
      <text:h text:style-name="Heading_20_1" text:outline-level="1">Psalm<text:span text:style-name="T1">s</text:span></text:h>
      <text:p text:style-name="P1">2:6 <text:s text:c="11"/>LBC 8.1.4</text:p>
      <text:p text:style-name="P1">19:7 <text:s text:c="10"/>LBC 1.7.13</text:p>
      <text:p text:style-name="P1">24:4 <text:s text:c="10"/>LBC 23.4.7</text:p>
      <text:p text:style-name="P1">27:7-10 <text:s text:c="7"/>LBC 14.2.5</text:p>
      <text:p text:style-name="P1">30:7 <text:s text:c="10"/>LBC 18.4.16</text:p>
      <text:p text:style-name="P1">32:3-4 <text:s text:c="8"/>LBC 17.3.12</text:p>
      <text:p text:style-name="P1">32:5 <text:s text:c="10"/>LBC 11.5.17</text:p>
      <text:p text:style-name="P1">40:7-8 <text:s text:c="8"/>LBC 8.4.21</text:p>
      <text:p text:style-name="P1">42:5,11 <text:s text:c="7"/>LBC 18.4.19</text:p>
      <text:p text:style-name="P1">45:7 <text:s text:c="10"/>LBC 8.3.13</text:p>
      <text:p text:style-name="P1">50:21 <text:s text:c="9"/>LBC 5.4.14</text:p>
      <text:p text:style-name="P1">51:5 <text:s text:c="10"/>LBC 6.3.7</text:p>
      <text:p text:style-name="P1">51:8,12,14 <text:s text:c="4"/>LBC 18.4.14</text:p>
      <text:p text:style-name="P1">51:10,12 <text:s text:c="6"/>LBC 17.3.11</text:p>
      <text:p text:style-name="P1">76:11 <text:s text:c="9"/>LBC 23.5.8</text:p>
      <text:p text:style-name="P1">81:11-12 <text:s text:c="6"/>LBC 5.6.21</text:p>
      <text:p text:style-name="P1">89:31-32 <text:s text:c="6"/>LBC 17.1.2</text:p>
      <text:p text:style-name="P1">89:31-33 <text:s text:c="6"/>LBC 11.5.16</text:p>
      <text:p text:style-name="P1">95:1-7 <text:s text:c="8"/>LBC 22.3.8</text:p>
      <text:p text:style-name="P1">110:1 <text:s text:c="9"/>LBC 8.8.41</text:p>
      <text:p text:style-name="P1">110:3 <text:s text:c="9"/>LBC 10.1.5</text:p>
      <text:p text:style-name="P1">110:3 <text:s text:c="9"/>LBC 20.4.8</text:p>
      <text:p text:style-name="P1">116:11 <text:s text:c="8"/>LBC 18.4.15</text:p>
      <text:p text:style-name="P1">116:12-13 <text:s text:c="5"/>LBC 16.2.4</text:p>
      <text:p text:style-name="P1">119:6 <text:s text:c="9"/>LBC 15.3.6</text:p>
      <text:p text:style-name="P1">147:20 <text:s text:c="8"/>LBC 20.3.6</text:p>
      <text:h text:style-name="Heading_20_1" text:outline-level="1">Proverbs</text:h>
      <text:p text:style-name="P1">16:33 <text:s text:c="9"/>LBC 5.2.5</text:p>
      <text:p text:style-name="P1">22:19-21 <text:s text:c="6"/>LBC 1.1.4</text:p>
      <text:p text:style-name="P1">29:18 <text:s text:c="9"/>LBC 20.2.5</text:p>
      <text:h text:style-name="Heading_20_1" text:outline-level="1">Ecclesiastes</text:h>
      <text:p text:style-name="P1">7:20 <text:s text:c="10"/>LBC 15.2.2</text:p>
      <text:p text:style-name="P1">7:29 <text:s text:c="10"/>LBC 4.2.6</text:p>
      <text:p text:style-name="P1">7:29 <text:s text:c="10"/>LBC 9.2.2</text:p>
      <text:h text:style-name="Heading_20_1" text:outline-level="1"><text:soft-page-break/>Isaiah</text:h>
      <text:p text:style-name="P1">1:16-18 <text:s text:c="7"/>LBC 15.5.9</text:p>
      <text:p text:style-name="P1">8:20 <text:s text:c="10"/>LBC 1.8.15</text:p>
      <text:p text:style-name="P1">42:1 <text:s text:c="10"/>LBC 8.1.1</text:p>
      <text:p text:style-name="P1">46:10 <text:s text:c="9"/>LBC 3.1.1</text:p>
      <text:p text:style-name="P1">50:10 <text:s text:c="9"/>LBC 18.3.9</text:p>
      <text:p text:style-name="P1">53:10 <text:s text:c="9"/>LBC 8.1.8</text:p>
      <text:p text:style-name="P1">58:13 <text:s text:c="9"/>LBC 22.8.30</text:p>
      <text:p text:style-name="P1">64:5,9 <text:s text:c="8"/>LBC 17.3.10</text:p>
      <text:p text:style-name="P1">64:6 <text:s text:c="10"/>LBC 16.5.16</text:p>
      <text:p text:style-name="P1">66:2 <text:s text:c="10"/>LBC 14.2.8</text:p>
      <text:h text:style-name="Heading_20_1" text:outline-level="1">Jeremiah</text:h>
      <text:p text:style-name="P1">32:40 <text:s text:c="9"/>LBC 17.2.8</text:p>
      <text:h text:style-name="Heading_20_1" text:outline-level="1">Lamentations</text:h>
      <text:p text:style-name="P1">3:26-31 <text:s text:c="7"/>LBC 18.4.20</text:p>
      <text:h text:style-name="Heading_20_1" text:outline-level="1">Ezekiel</text:h>
      <text:p text:style-name="P1">36:26-27 <text:s text:c="6"/>LBC 7.2.4</text:p>
      <text:p text:style-name="P1">36:26 <text:s text:c="9"/>LBC 10.1.4</text:p>
      <text:p text:style-name="P1">36:27 <text:s text:c="9"/>LBC 19.7.17</text:p>
      <text:p text:style-name="P1">36:31 <text:s text:c="9"/>LBC 15.3.5</text:p>
      <text:h text:style-name="Heading_20_1" text:outline-level="1">Daniel</text:h>
      <text:p text:style-name="P1">3:27 <text:s text:c="10"/>LBC 5.3.10</text:p>
      <text:h text:style-name="Heading_20_1" text:outline-level="1">Hosea</text:h>
      <text:p text:style-name="P1">1:7 <text:s text:c="11"/>LBC 5.3.8</text:p>
      <text:h text:style-name="Heading_20_1" text:outline-level="1">Amos</text:h>
      <text:p text:style-name="P1">5:21-22 <text:s text:c="7"/>LBC 16.7.23</text:p>
      <text:h text:style-name="Heading_20_1" text:outline-level="1">Micah</text:h>
      <text:p text:style-name="P1">6:8 <text:s text:c="11"/>LBC 16.1.1</text:p>
      <text:h text:style-name="Heading_20_1" text:outline-level="1">Zechariah</text:h>
      <text:p text:style-name="P1">12:10 <text:s text:c="9"/>LBC 15.3.4</text:p>
      <text:h text:style-name="Heading_20_1" text:outline-level="1">Malachi</text:h>
      <text:p text:style-name="P1">3:6 <text:s text:c="11"/>LBC 17.1.3</text:p>
      <text:h text:style-name="Heading_20_1" text:outline-level="1">Matthew</text:h>
      <text:p text:style-name="P1">1:22-23 <text:s text:c="7"/>LBC 8.2.11</text:p>
      <text:p text:style-name="P1">3:16 <text:s text:c="10"/>LBC 29.4.6</text:p>
      <text:p text:style-name="P1">4:9-10 <text:s text:c="8"/>LBC 22.2.4</text:p>
      <text:p text:style-name="P1">5:16 <text:s text:c="10"/>LBC 16.2.6</text:p>
      <text:p text:style-name="P1">5:17-19 <text:s text:c="7"/>LBC 19.5.12</text:p>
      <text:p text:style-name="P1">5:34,37 <text:s text:c="7"/>LBC 23.2.3</text:p>
      <text:p text:style-name="P1">6:2,5 <text:s text:c="9"/>LBC 16.7.22</text:p>
      <text:p text:style-name="P1">6:6 <text:s text:c="11"/>LBC 22.6.26</text:p>
      <text:p text:style-name="P1">6:11 <text:s text:c="10"/>LBC 22.6.25</text:p>
      <text:p text:style-name="P7">(Matthew cont.)</text:p>
      <text:p text:style-name="P1">6:12 <text:s text:c="10"/>LBC 11.5.14</text:p>
      <text:p text:style-name="P1">10:29-31 <text:s text:c="6"/>LBC 5.1.2</text:p>
      <text:p text:style-name="P1">12:1-13 <text:s text:c="7"/>LBC 22.8.31</text:p>
      <text:p text:style-name="P1">13:12 <text:s text:c="9"/>LBC 5.6.19</text:p>
      <text:p text:style-name="P1">15:9 <text:s text:c="10"/>LBC 16.1.2</text:p>
      <text:p text:style-name="P1">16:18 <text:s text:c="9"/>LBC 26.3.6</text:p>
      <text:p text:style-name="P1">17:12 <text:s text:c="9"/>LBC 9.1.1</text:p>
      <text:p text:style-name="P1">18:15-17 <text:s text:c="6"/>LBC 26.13.26</text:p>
      <text:p text:style-name="P1">18:15-20 <text:s text:c="6"/>LBC 26.5.11</text:p>
      <text:p text:style-name="P1">18:17-18 <text:s text:c="6"/>LBC 26.7.14</text:p>
      <text:p text:style-name="P1">19:11 <text:s text:c="9"/>LBC 23.5.11</text:p>
      <text:p text:style-name="P1">22:14 <text:s text:c="9"/>LBC 10.4.12</text:p>
      <text:p text:style-name="P1">22:29 <text:s text:c="9"/>LBC 1.10.21</text:p>
      <text:p text:style-name="P1">25:21,34 <text:s text:c="6"/>LBC 32.2.5</text:p>
      <text:p text:style-name="P1">25:21,23 <text:s text:c="6"/>LBC 16.6.18</text:p>
      <text:p text:style-name="P1">25:46 <text:s text:c="9"/>LBC 32.2.6</text:p>
      <text:p text:style-name="P1">26:26-28 <text:s text:c="6"/>LBC 30.4.6</text:p>
      <text:p text:style-name="P1">26:37-38 <text:s text:c="6"/>LBC 8.4.25</text:p>
      <text:p text:style-name="P1">26:70,72,74 <text:s text:c="3"/>LBC 17.3.9</text:p>
      <text:p text:style-name="P1">28:19-20 <text:s text:c="6"/>LBC 29.3.5</text:p>
      <text:p text:style-name="P1">28:19 <text:s text:c="9"/>LBC 28.2.2</text:p>
      <text:p text:style-name="P1">28:19-20 <text:s text:c="6"/>LBC 28.1.1</text:p>
      <text:p text:style-name="P1">28:19-20 <text:s text:c="6"/>LBC 22.5.19</text:p>
      <text:p text:style-name="P1">28:20 <text:s text:c="9"/>LBC 26.5.10</text:p>
      <text:h text:style-name="Heading_20_1" text:outline-level="1">Mark</text:h>
      <text:p text:style-name="P1">1:4 <text:s text:c="11"/>LBC 29.1.2</text:p>
      <text:p text:style-name="P1">6:18 <text:s text:c="10"/>LBC 25.4.9</text:p>
      <text:p text:style-name="P1">13:35-37 <text:s text:c="6"/>LBC 32.3.9</text:p>
      <text:p text:style-name="P1">16:19 <text:s text:c="9"/>LBC 8.4.29</text:p>
      <text:h text:style-name="Heading_20_1" text:outline-level="1">Luke</text:h>
      <text:p text:style-name="P1">3:14 <text:s text:c="10"/>LBC 24.2.3</text:p>
      <text:p text:style-name="P1">10:20 <text:s text:c="9"/>LBC 3.7.21</text:p>
      <text:p text:style-name="P1">17:5 <text:s text:c="10"/>LBC 14.1.3</text:p>
      <text:p text:style-name="P1">17:10 <text:s text:c="9"/>LBC 7.1.1</text:p>
      <text:p text:style-name="P1">19:8 <text:s text:c="10"/>LBC 15.4.7</text:p>
      <text:p text:style-name="P1">22:31-32 <text:s text:c="6"/>LBC 15.2.3</text:p>
      <text:p text:style-name="P1">22:32 <text:s text:c="9"/>LBC 17.3.14</text:p>
      <text:p text:style-name="P1">22:32 <text:s text:c="9"/>LBC 18.4.18</text:p>
      <text:p text:style-name="P1">24:27,44 <text:s text:c="6"/>LBC 1.3.6</text:p>
      <text:h text:style-name="Heading_20_1" text:outline-level="1">John</text:h>
      <text:p text:style-name="P1">1:2-3 <text:s text:c="9"/>LBC 4.1.1</text:p>
      <text:p text:style-name="P1">1:12 <text:s text:c="10"/>LBC 14.2.10</text:p>
      <text:p text:style-name="P1">1:12 <text:s text:c="10"/>LBC 11.1.5</text:p>
      <text:p text:style-name="P1">1:14,18 <text:s text:c="7"/>LBC 2.3.29</text:p>
      <text:p text:style-name="P1">1:14 <text:s text:c="10"/>LBC 8.2.9</text:p>
      <text:p text:style-name="P1">1:14 <text:s text:c="10"/>LBC 8.3.17</text:p>
      <text:p text:style-name="P10"><text:soft-page-break/>(John cont.)</text:p>
      <text:p text:style-name="P1">1:18 <text:s text:c="10"/>LBC 8.10.44</text:p>
      <text:p text:style-name="P1">3:3 <text:s text:c="11"/>LBC 10.3.10</text:p>
      <text:p text:style-name="P1">3:8 <text:s text:c="11"/>LBC 10.3.11</text:p>
      <text:p text:style-name="P1">3:8 <text:s text:c="11"/>LBC 8.8.42</text:p>
      <text:p text:style-name="P1">4:21 <text:s text:c="10"/>LBC 22.6.23</text:p>
      <text:p text:style-name="P1">5:22,27 <text:s text:c="7"/>LBC 8.3.20</text:p>
      <text:p text:style-name="P1">5:39 <text:s text:c="10"/>LBC 1.8.17</text:p>
      <text:p text:style-name="P1">6:37 <text:s text:c="10"/>LBC 8.8.38</text:p>
      <text:p text:style-name="P1">6:44-45 <text:s text:c="7"/>LBC 10.4.13</text:p>
      <text:p text:style-name="P1">6:44 <text:s text:c="10"/>LBC 20.4.9</text:p>
      <text:p text:style-name="P1">6:45 <text:s text:c="10"/>LBC 1.6.10</text:p>
      <text:p text:style-name="P1">10:16 <text:s text:c="9"/>LBC 26.5.9</text:p>
      <text:p text:style-name="P1">10:26 <text:s text:c="9"/>LBC 3.6.17</text:p>
      <text:p text:style-name="P1">10:28 <text:s text:c="9"/>LBC 11.5.15</text:p>
      <text:p text:style-name="P1">10:28-29 <text:s text:c="6"/>LBC 17.1.1</text:p>
      <text:p text:style-name="P1">14:6 <text:s text:c="10"/>LBC 22.2.6</text:p>
      <text:p text:style-name="P1">14:13-14 <text:s text:c="6"/>LBC 22.3.9</text:p>
      <text:p text:style-name="P1">14:14 <text:s text:c="9"/>LBC 14.2.7</text:p>
      <text:p text:style-name="P1">15:4-5 <text:s text:c="8"/>LBC 16.3.10</text:p>
      <text:p text:style-name="P1">15:26 <text:s text:c="9"/>LBC 2.3.30</text:p>
      <text:p text:style-name="P1">16:8 <text:s text:c="10"/>LBC 8.10.46</text:p>
      <text:p text:style-name="P1">16:13-14 <text:s text:c="6"/>LBC 1.5.8</text:p>
      <text:p text:style-name="P1">17:2 <text:s text:c="10"/>LBC 8.5.33</text:p>
      <text:p text:style-name="P1">17:6 <text:s text:c="10"/>LBC 8.8.39</text:p>
      <text:p text:style-name="P1">17:17 <text:s text:c="9"/>LBC 13.1.2</text:p>
      <text:p text:style-name="P1">20:25,27 <text:s text:c="6"/>LBC 8.4.28</text:p>
      <text:h text:style-name="Heading_20_1" text:outline-level="1">Acts</text:h>
      <text:p text:style-name="P1">2:23 <text:s text:c="10"/>LBC 5.2.4</text:p>
      <text:p text:style-name="P1">2:41-42 <text:s text:c="7"/>LBC 26.6.13</text:p>
      <text:p text:style-name="P1">3:21 <text:s text:c="10"/>LBC 30.6.9</text:p>
      <text:p text:style-name="P1">3:22 <text:s text:c="10"/>LBC 8.1.2</text:p>
      <text:p text:style-name="P1">4:12 <text:s text:c="10"/>LBC 10.4.14</text:p>
      <text:p text:style-name="P1">4:19,29 <text:s text:c="7"/>LBC 21.2.13</text:p>
      <text:p text:style-name="P1">4:27-28 <text:s text:c="7"/>LBC 3.1.3</text:p>
      <text:p text:style-name="P1">5:4 <text:s text:c="11"/>LBC 27.2.8</text:p>
      <text:p text:style-name="P1">6:3 <text:s text:c="11"/>LBC 26.9.18</text:p>
      <text:p text:style-name="P1">6:4 <text:s text:c="11"/>LBC 26.10.19</text:p>
      <text:p text:style-name="P1">10:2 <text:s text:c="10"/>LBC 22.6.24</text:p>
      <text:p text:style-name="P1">10:42 <text:s text:c="9"/>LBC 8.4.31</text:p>
      <text:p text:style-name="P1">11:19-21 <text:s text:c="6"/>LBC 26.11.24</text:p>
      <text:p text:style-name="P1">11:29-30 <text:s text:c="6"/>LBC 27.2.5</text:p>
      <text:p text:style-name="P1">13:37 <text:s text:c="9"/>LBC 8.4.26</text:p>
      <text:p text:style-name="P1">14:23 <text:s text:c="9"/>LBC 26.9.16</text:p>
      <text:p text:style-name="P1">15:2 <text:s text:c="10"/>LBC 26.15.29</text:p>
      <text:p text:style-name="P1">15:15 <text:s text:c="9"/>LBC 1.8.16</text:p>
      <text:p text:style-name="P1">15:18 <text:s text:c="9"/>LBC 3.2.5</text:p>
      <text:p text:style-name="P1">17:31 <text:s text:c="9"/>LBC 8.1.7</text:p>
      <text:p text:style-name="P1">17:31 <text:s text:c="9"/>LBC 32.1.1</text:p>
      <text:p text:style-name="P8">(Acts cont.)</text:p>
      <text:p text:style-name="P1">20:17,28 <text:s text:c="6"/>LBC 26.8.15</text:p>
      <text:p text:style-name="P1">20:32 <text:s text:c="9"/>LBC 13.1.1</text:p>
      <text:p text:style-name="P1">24:14 <text:s text:c="9"/>LBC 14.2.4</text:p>
      <text:p text:style-name="P1">24:15 <text:s text:c="9"/>LBC 31.3.8</text:p>
      <text:p text:style-name="P1">26:18 <text:s text:c="9"/>LBC 10.1.3</text:p>
      <text:p text:style-name="P1">27:31,44 <text:s text:c="6"/>LBC 5.3.7</text:p>
      <text:h text:style-name="Heading_20_1" text:outline-level="1">Romans</text:h>
      <text:p text:style-name="P1">1:7 <text:s text:c="11"/>LBC 26.6.12</text:p>
      <text:p text:style-name="P1">1:7 <text:s text:c="11"/>LBC 26.2.3</text:p>
      <text:p text:style-name="P1">1:17 <text:s text:c="10"/>LBC 20.2.3</text:p>
      <text:p text:style-name="P1">1:18-32 <text:s text:c="7"/>LBC 20.3.7</text:p>
      <text:p text:style-name="P1">1:19-21 <text:s text:c="7"/>LBC 1.1.2</text:p>
      <text:p text:style-name="P1">1:20 <text:s text:c="10"/>LBC 4.1.2</text:p>
      <text:p text:style-name="P1">1:24-26 <text:s text:c="7"/>LBC 5.6.17</text:p>
      <text:p text:style-name="P1">1:25 <text:s text:c="10"/>LBC 22.2.5</text:p>
      <text:p text:style-name="P1">2:14-15 <text:s text:c="7"/>LBC 19.2.4</text:p>
      <text:p text:style-name="P1">2:14-15 <text:s text:c="7"/>LBC 4.2.7</text:p>
      <text:p text:style-name="P1">3:2 <text:s text:c="11"/>LBC 1.8.14</text:p>
      <text:p text:style-name="P1">3:20 <text:s text:c="10"/>LBC 16.5.14</text:p>
      <text:p text:style-name="P1">3:20 <text:s text:c="10"/>LBC 19.6.14</text:p>
      <text:p text:style-name="P1">3:23 <text:s text:c="10"/>LBC 6.2.3</text:p>
      <text:p text:style-name="P1">3:24 <text:s text:c="10"/>LBC 11.1.1</text:p>
      <text:p text:style-name="P1">3:26 <text:s text:c="10"/>LBC 11.3.10</text:p>
      <text:p text:style-name="P1">3:28 <text:s text:c="10"/>LBC 11.2.6</text:p>
      <text:p text:style-name="P1">4:5-8 <text:s text:c="9"/>LBC 11.1.2</text:p>
      <text:p text:style-name="P1">4:19-21 <text:s text:c="7"/>LBC 5.3.9</text:p>
      <text:p text:style-name="P1">4:25 <text:s text:c="10"/>LBC 11.4.12</text:p>
      <text:p text:style-name="P1">5:1-2 <text:s text:c="9"/>LBC 18.3.11</text:p>
      <text:p text:style-name="P1">5:2,5 <text:s text:c="9"/>LBC 18.1.3</text:p>
      <text:p text:style-name="P1">5:6 <text:s text:c="11"/>LBC 9.3.4</text:p>
      <text:p text:style-name="P1">5:9-10 <text:s text:c="8"/>LBC 17.2.5</text:p>
      <text:p text:style-name="P1">5:12-19 <text:s text:c="7"/>LBC 6.3.6</text:p>
      <text:p text:style-name="P1">5:12 <text:s text:c="10"/>LBC 6.2.4</text:p>
      <text:p text:style-name="P1">6:1-2 <text:s text:c="9"/>LBC 18.3.12</text:p>
      <text:p text:style-name="P1">6:1,2 <text:s text:c="9"/>LBC 21.3.16</text:p>
      <text:p text:style-name="P1">6:2 <text:s text:c="11"/>LBC 29.1.3</text:p>
      <text:p text:style-name="P1">6:3-5 <text:s text:c="9"/>LBC 29.1.1</text:p>
      <text:p text:style-name="P1">6:12-14 <text:s text:c="7"/>LBC 19.6.15</text:p>
      <text:p text:style-name="P1">6:14 <text:s text:c="10"/>LBC 19.6.13</text:p>
      <text:p text:style-name="P1">6:14 <text:s text:c="10"/>LBC 13.3.11</text:p>
      <text:p text:style-name="P1">6:14 <text:s text:c="10"/>LBC 13.1.3</text:p>
      <text:p text:style-name="P1">6:20 <text:s text:c="10"/>LBC 6.3.9</text:p>
      <text:p text:style-name="P1">6:22 <text:s text:c="10"/>LBC 16.2.9</text:p>
      <text:p text:style-name="P1">6:23 <text:s text:c="10"/>LBC 15.5.8</text:p>
      <text:p text:style-name="P1">7:15 <text:s text:c="10"/>LBC 9.4.9</text:p>
      <text:p text:style-name="P1">7:18,23 <text:s text:c="7"/>LBC 13.2.8</text:p>
      <text:p text:style-name="P1">7:18,23 <text:s text:c="7"/>LBC 6.5.13</text:p>
      <text:p text:style-name="P1">7:23-25 <text:s text:c="7"/>LBC 6.5.14</text:p>
      <text:p text:style-name="P11"><text:soft-page-break/>(Romans cont.)</text:p>
      <text:p text:style-name="P1">7:23 <text:s text:c="10"/>LBC 13.3.10</text:p>
      <text:p text:style-name="P1">8:3 <text:s text:c="11"/>LBC 8.2.10</text:p>
      <text:p text:style-name="P1">8:3 <text:s text:c="11"/>LBC 7.2.3</text:p>
      <text:p text:style-name="P1">8:7 <text:s text:c="11"/>LBC 6.4.11</text:p>
      <text:p text:style-name="P1">8:9,14 <text:s text:c="8"/>LBC 8.8.40</text:p>
      <text:p text:style-name="P1">8:15-16 <text:s text:c="7"/>LBC 18.2.7</text:p>
      <text:p text:style-name="P1">8:26 <text:s text:c="10"/>LBC 22.3.10</text:p>
      <text:p text:style-name="P1">8:28 <text:s text:c="10"/>LBC 5.5.16</text:p>
      <text:p text:style-name="P1">8:30 <text:s text:c="10"/>LBC 17.2.4</text:p>
      <text:p text:style-name="P1">8:30 <text:s text:c="10"/>LBC 3.6.15</text:p>
      <text:p text:style-name="P1">8:30 <text:s text:c="10"/>LBC 10.1.1</text:p>
      <text:p text:style-name="P1">8:32 <text:s text:c="10"/>LBC 11.3.9</text:p>
      <text:p text:style-name="P1">8:34 <text:s text:c="10"/>LBC 8.4.30</text:p>
      <text:p text:style-name="P1">9:5 <text:s text:c="11"/>LBC 8.2.12</text:p>
      <text:p text:style-name="P1">9:11,13,16,18 <text:s/>LBC 3.2.6</text:p>
      <text:p text:style-name="P1">9:13,16 <text:s text:c="7"/>LBC 3.5.12</text:p>
      <text:p text:style-name="P1">9:22-23 <text:s text:c="7"/>LBC 3.3.9</text:p>
      <text:p text:style-name="P1">9:22-23 <text:s text:c="7"/>LBC 32.2.4</text:p>
      <text:p text:style-name="P1">10:5 <text:s text:c="10"/>LBC 19.1.2</text:p>
      <text:p text:style-name="P1">10:14-15 <text:s text:c="6"/>LBC 20.2.4</text:p>
      <text:p text:style-name="P1">10:14,17 <text:s text:c="6"/>LBC 14.1.2</text:p>
      <text:p text:style-name="P1">11:32-34 <text:s text:c="6"/>LBC 5.4.11</text:p>
      <text:p text:style-name="P1">11:33 <text:s text:c="9"/>LBC 3.7.20</text:p>
      <text:p text:style-name="P1">13:1-4 <text:s text:c="8"/>LBC 24.1.1</text:p>
      <text:p text:style-name="P1">13:5-7 <text:s text:c="8"/>LBC 24.3.4</text:p>
      <text:p text:style-name="P1">13:8-10 <text:s text:c="7"/>LBC 19.5.10</text:p>
      <text:p text:style-name="P1">16:1-2 <text:s text:c="8"/>LBC 26.14.28</text:p>
      <text:h text:style-name="Heading_20_1" text:outline-level="1">1 Corinthians</text:h>
      <text:p text:style-name="P1">1:2 <text:s text:c="11"/>LBC 26.2.2</text:p>
      <text:p text:style-name="P1">1:30-1 <text:s text:c="8"/>LBC 11.1.3</text:p>
      <text:p text:style-name="P1">2:14 <text:s text:c="10"/>LBC 10.2.8</text:p>
      <text:p text:style-name="P1">3:5 <text:s text:c="11"/>LBC 21.2.15</text:p>
      <text:p text:style-name="P1">4:10 <text:s text:c="10"/>LBC 8.6.34</text:p>
      <text:p text:style-name="P1">5:7 <text:s text:c="11"/>LBC 19.3.7</text:p>
      <text:p text:style-name="P1">6:3 <text:s text:c="11"/>LBC 32.1.2</text:p>
      <text:p text:style-name="P1">7:2,9 <text:s text:c="9"/>LBC 25.2.4</text:p>
      <text:p text:style-name="P1">7:2,9 <text:s text:c="9"/>LBC 23.5.9</text:p>
      <text:p text:style-name="P1">7:39 <text:s text:c="10"/>LBC 25.3.6</text:p>
      <text:p text:style-name="P1">9:6-14 <text:s text:c="8"/>LBC 26.10.23</text:p>
      <text:p text:style-name="P1">9:8-10 <text:s text:c="8"/>LBC 19.4.9</text:p>
      <text:p text:style-name="P1">10:16 <text:s text:c="9"/>LBC 30.7.11</text:p>
      <text:p text:style-name="P1">10:16-17 <text:s text:c="6"/>LBC 30.1.2</text:p>
      <text:p text:style-name="P1">11:13-14 <text:s text:c="6"/>LBC 1.6.11</text:p>
      <text:p text:style-name="P1">11:23-26 <text:s text:c="6"/>LBC 30.1.1</text:p>
      <text:p text:style-name="P1">11:23-26 <text:s text:c="6"/>LBC 30.3.5</text:p>
      <text:p text:style-name="P1">11:24 <text:s text:c="9"/>LBC 30.2.4</text:p>
      <text:p text:style-name="P1">11:24-25 <text:s text:c="6"/>LBC 30.6.10</text:p>
      <text:p text:style-name="P1">11:26 <text:s text:c="9"/>LBC 22.5.20</text:p>
      <text:p text:style-name="P9">(1 Corinthians cont.)</text:p>
      <text:p text:style-name="P1">11:26-28 <text:s text:c="6"/>LBC 30.5.8</text:p>
      <text:p text:style-name="P1">11:27 <text:s text:c="9"/>LBC 30.5.7</text:p>
      <text:p text:style-name="P1">11:29 <text:s text:c="9"/>LBC 30.8.13</text:p>
      <text:p text:style-name="P1">12:14-27 <text:s text:c="6"/>LBC 27.2.7</text:p>
      <text:p text:style-name="P1">13:1 <text:s text:c="10"/>LBC 16.7.21</text:p>
      <text:p text:style-name="P1">14:6,9 <text:s text:c="8"/>LBC 1.8.18</text:p>
      <text:p text:style-name="P1">14:16-17 <text:s text:c="6"/>LBC 22.3.12</text:p>
      <text:p text:style-name="P1">15:3-4 <text:s text:c="8"/>LBC 8.4.27</text:p>
      <text:p text:style-name="P1">15:42-43 <text:s text:c="6"/>LBC 31.2.7</text:p>
      <text:p text:style-name="P1">15:45 <text:s text:c="9"/>LBC 6.3.6</text:p>
      <text:p text:style-name="P1">15:49 <text:s text:c="9"/>LBC 6.3.6</text:p>
      <text:p text:style-name="P1">15:51-52 <text:s text:c="6"/>LBC 31.2.5</text:p>
      <text:p text:style-name="P1">16:1,2 <text:s text:c="8"/>LBC 22.7.29</text:p>
      <text:h text:style-name="Heading_20_1" text:outline-level="1">2 Corinthians</text:h>
      <text:p text:style-name="P1">1:24 <text:s text:c="10"/>LBC 26.15.30</text:p>
      <text:p text:style-name="P1">3:5 <text:s text:c="11"/>LBC 16.3.11</text:p>
      <text:p text:style-name="P1">4:13 <text:s text:c="10"/>LBC 14.1.1</text:p>
      <text:p text:style-name="P1">5:10 <text:s text:c="10"/>LBC 32.1.3</text:p>
      <text:p text:style-name="P1">5:10-11 <text:s text:c="7"/>LBC 32.3.7</text:p>
      <text:p text:style-name="P1">5:21 <text:s text:c="10"/>LBC 8.4.24</text:p>
      <text:p text:style-name="P1">6:14-15 <text:s text:c="7"/>LBC 30.8.12</text:p>
      <text:p text:style-name="P1">7:1 <text:s text:c="11"/>LBC 13.1.6</text:p>
      <text:h text:style-name="Heading_20_1" text:outline-level="1">Galatians</text:h>
      <text:p text:style-name="P1">3:8 <text:s text:c="11"/>LBC 11.4.11</text:p>
      <text:p text:style-name="P1">3:9 <text:s text:c="11"/>LBC 11.6.18</text:p>
      <text:p text:style-name="P1">3:10,12 <text:s text:c="7"/>LBC 19.1.3</text:p>
      <text:p text:style-name="P1">3:13 <text:s text:c="10"/>LBC 8.4.23</text:p>
      <text:p text:style-name="P1">3:21 <text:s text:c="10"/>LBC 19.7.16</text:p>
      <text:p text:style-name="P1">5:6 <text:s text:c="11"/>LBC 11.2.7</text:p>
      <text:p text:style-name="P1">5:13 <text:s text:c="10"/>LBC 21.3.17</text:p>
      <text:p text:style-name="P1">5:17 <text:s text:c="10"/>LBC 13.2.9</text:p>
      <text:p text:style-name="P1">5:22-23 <text:s text:c="7"/>LBC 16.5.15</text:p>
      <text:p text:style-name="P1">5:24 <text:s text:c="10"/>LBC 13.1.4</text:p>
      <text:h text:style-name="Heading_20_1" text:outline-level="1">Ephesians</text:h>
      <text:p text:style-name="P1">1:4,9,11 <text:s text:c="6"/>LBC 3.5.11</text:p>
      <text:p text:style-name="P1">1:5-6 <text:s text:c="9"/>LBC 3.3.8</text:p>
      <text:p text:style-name="P1">1:6 <text:s text:c="11"/>LBC 3.7.19</text:p>
      <text:p text:style-name="P1">1:6 <text:s text:c="11"/>LBC 16.6.17</text:p>
      <text:p text:style-name="P1">1:11 <text:s text:c="10"/>LBC 5.1.3</text:p>
      <text:p text:style-name="P1">1:19-20 <text:s text:c="7"/>LBC 10.2.9</text:p>
      <text:p text:style-name="P1">1:22-23 <text:s text:c="7"/>LBC 8.1.5</text:p>
      <text:p text:style-name="P1">2:1,5 <text:s text:c="9"/>LBC 9.3.5</text:p>
      <text:p text:style-name="P1">2:1-6 <text:s text:c="9"/>LBC 10.1.2</text:p>
      <text:p text:style-name="P1">2:3 <text:s text:c="11"/>LBC 6.3.8</text:p>
      <text:p text:style-name="P1">2:10 <text:s text:c="10"/>LBC 16.2.8</text:p>
      <text:p text:style-name="P1">4:13 <text:s text:c="10"/>LBC 9.5.10</text:p>
      <text:p text:style-name="P12"><text:soft-page-break/>(Ephesians cont.)</text:p>
      <text:p text:style-name="P1">4:15-16 <text:s text:c="7"/>LBC 13.3.12</text:p>
      <text:p text:style-name="P1">4:15-16 <text:s text:c="7"/>LBC 27.1.2</text:p>
      <text:p text:style-name="P1">4:28 <text:s text:c="10"/>LBC 23.5.10</text:p>
      <text:p text:style-name="P1">6:4 <text:s text:c="11"/>LBC 27.2.6</text:p>
      <text:p text:style-name="P1">6:16 <text:s text:c="10"/>LBC 14.3.13</text:p>
      <text:p text:style-name="P1">6:18 <text:s text:c="10"/>LBC 26.14.27</text:p>
      <text:h text:style-name="Heading_20_1" text:outline-level="1">Philippians</text:h>
      <text:p text:style-name="P1">2:12 <text:s text:c="10"/>LBC 16.3.12</text:p>
      <text:p text:style-name="P1">2:13 <text:s text:c="10"/>LBC 9.4.8</text:p>
      <text:p text:style-name="P1">3:8-9 <text:s text:c="9"/>LBC 11.1.4</text:p>
      <text:h text:style-name="Heading_20_1" text:outline-level="1">Colossians</text:h>
      <text:p text:style-name="P1">1:11 <text:s text:c="10"/>LBC 13.1.5</text:p>
      <text:p text:style-name="P1">1:13 <text:s text:c="10"/>LBC 9.4.7</text:p>
      <text:p text:style-name="P1">1:16 <text:s text:c="10"/>LBC 4.1.3</text:p>
      <text:p text:style-name="P1">1:18 <text:s text:c="10"/>LBC 26.4.7</text:p>
      <text:p text:style-name="P1">1:19 <text:s text:c="10"/>LBC 8.3.15</text:p>
      <text:p text:style-name="P1">1:21 <text:s text:c="10"/>LBC 8.10.45</text:p>
      <text:p text:style-name="P1">1:21-22 <text:s text:c="7"/>LBC 11.4.13</text:p>
      <text:p text:style-name="P1">2:3 <text:s text:c="11"/>LBC 8.3.14</text:p>
      <text:p text:style-name="P1">2:14 <text:s text:c="10"/>LBC 19.3.8</text:p>
      <text:p text:style-name="P1">2:20,22,23 <text:s text:c="4"/>LBC 21.2.14</text:p>
      <text:p text:style-name="P1">3:16 <text:s text:c="10"/>LBC 1.8.19</text:p>
      <text:p text:style-name="P1">3:16 <text:s text:c="10"/>LBC 22.5.18</text:p>
      <text:h text:style-name="Heading_20_1" text:outline-level="1">1 Thessalonians</text:h>
      <text:p text:style-name="P1">1:4-5 <text:s text:c="9"/>LBC 3.7.18</text:p>
      <text:p text:style-name="P1">5:9-10 <text:s text:c="8"/>LBC 3.6.14</text:p>
      <text:p text:style-name="P1">5:11,14 <text:s text:c="7"/>LBC 27.1.3</text:p>
      <text:p text:style-name="P1">5:14 <text:s text:c="10"/>LBC 26.12.25</text:p>
      <text:p text:style-name="P1">5:23 <text:s text:c="10"/>LBC 13.2.7</text:p>
      <text:h text:style-name="Heading_20_1" text:outline-level="1">2 Thessalonians</text:h>
      <text:p text:style-name="P1">1:5-7 <text:s text:c="9"/>LBC 32.3.8</text:p>
      <text:p text:style-name="P1">2:2-9 <text:s text:c="9"/>LBC 26.4.8</text:p>
      <text:h text:style-name="Heading_20_1" text:outline-level="1">1 Timothy</text:h>
      <text:p text:style-name="P1">2:1-2 <text:s text:c="9"/>LBC 22.4.13</text:p>
      <text:p text:style-name="P1">2:1-2 <text:s text:c="9"/>LBC 24.3.5</text:p>
      <text:p text:style-name="P1">2:5 <text:s text:c="11"/>LBC 8.9.43</text:p>
      <text:p text:style-name="P1">2:5 <text:s text:c="11"/>LBC 22.2.7</text:p>
      <text:p text:style-name="P1">3:2 <text:s text:c="11"/>LBC 26.10.22</text:p>
      <text:p text:style-name="P1">4:10 <text:s text:c="10"/>LBC 5.7.23</text:p>
      <text:p text:style-name="P1">4:13 <text:s text:c="10"/>LBC 22.5.16</text:p>
      <text:p text:style-name="P1">4:14 <text:s text:c="10"/>LBC 26.9.17</text:p>
      <text:p text:style-name="P1">5:17-18 <text:s text:c="7"/>LBC 26.10.20</text:p>
      <text:p text:style-name="P1">5:21 <text:s text:c="10"/>LBC 3.3.7</text:p>
      <text:p text:style-name="P1">6:1 <text:s text:c="11"/>LBC 16.2.7</text:p>
      <text:h text:style-name="Heading_20_1" text:outline-level="1">2 Timothy</text:h>
      <text:p text:style-name="P1">1:9 <text:s text:c="11"/>LBC 7.3.7</text:p>
      <text:p text:style-name="P1">1:9 <text:s text:c="11"/>LBC 10.2.7</text:p>
      <text:p text:style-name="P1">1:12 <text:s text:c="10"/>LBC 14.2.6</text:p>
      <text:p text:style-name="P1">2:4 <text:s text:c="11"/>LBC 26.10.21</text:p>
      <text:p text:style-name="P1">2:19 <text:s text:c="10"/>LBC 3.4.10</text:p>
      <text:p text:style-name="P1">3:15-17 <text:s text:c="7"/>LBC 1.1.1</text:p>
      <text:p text:style-name="P1">3:15-17 <text:s text:c="7"/>LBC 1.6.9</text:p>
      <text:p text:style-name="P1">4:2 <text:s text:c="11"/>LBC 22.5.17</text:p>
      <text:h text:style-name="Heading_20_1" text:outline-level="1">Titus</text:h>
      <text:p text:style-name="P1">1:15 <text:s text:c="10"/>LBC 6.2.5</text:p>
      <text:p text:style-name="P1">3:2-5 <text:s text:c="9"/>LBC 15.1.1</text:p>
      <text:p text:style-name="P1">3:3-5 <text:s text:c="9"/>LBC 9.3.6</text:p>
      <text:h text:style-name="Heading_20_1" text:outline-level="1">Hebrews</text:h>
      <text:p text:style-name="P1">1:1 <text:s text:c="11"/>LBC 7.3.6</text:p>
      <text:p text:style-name="P1">1:1 <text:s text:c="11"/>LBC 1.1.3</text:p>
      <text:p text:style-name="P1">1:2 <text:s text:c="11"/>LBC 8.1.6</text:p>
      <text:p text:style-name="P1">1:3 <text:s text:c="11"/>LBC 5.1.1</text:p>
      <text:p text:style-name="P1">2:14-15 <text:s text:c="7"/>LBC 6.3.10</text:p>
      <text:p text:style-name="P1">5:5-6 <text:s text:c="9"/>LBC 8.1.3</text:p>
      <text:p text:style-name="P1">5:5 <text:s text:c="11"/>LBC 8.3.19</text:p>
      <text:p text:style-name="P1">5:13-14 <text:s text:c="7"/>LBC 14.3.11</text:p>
      <text:p text:style-name="P1">6:11-12 <text:s text:c="7"/>LBC 14.3.14</text:p>
      <text:p text:style-name="P1">6:11,19 <text:s text:c="7"/>LBC 18.2.4</text:p>
      <text:p text:style-name="P1">6:16 <text:s text:c="10"/>LBC 23.2.4</text:p>
      <text:p text:style-name="P1">6:17-18 <text:s text:c="7"/>LBC 17.2.6</text:p>
      <text:p text:style-name="P1">6:17-18 <text:s text:c="7"/>LBC 18.2.5</text:p>
      <text:p text:style-name="P1">7:22 <text:s text:c="10"/>LBC 8.3.18</text:p>
      <text:p text:style-name="P1">7:26 <text:s text:c="10"/>LBC 8.3.16</text:p>
      <text:p text:style-name="P1">9:14 <text:s text:c="10"/>LBC 8.5.32</text:p>
      <text:p text:style-name="P1">9:25-26 <text:s text:c="7"/>LBC 30.2.3</text:p>
      <text:p text:style-name="P1">10:1 <text:s text:c="10"/>LBC 19.3.6</text:p>
      <text:p text:style-name="P1">10:14 <text:s text:c="9"/>LBC 11.3.8</text:p>
      <text:p text:style-name="P1">10:24-25 <text:s text:c="6"/>LBC 27.2.4</text:p>
      <text:p text:style-name="P1">10:25 <text:s text:c="9"/>LBC 22.6.27</text:p>
      <text:p text:style-name="P1">11:6,13 <text:s text:c="7"/>LBC 7.3.8</text:p>
      <text:p text:style-name="P1">11:13 <text:s text:c="9"/>LBC 14.2.9</text:p>
      <text:p text:style-name="P1">12:2 <text:s text:c="10"/>LBC 14.3.15</text:p>
      <text:p text:style-name="P1">12:23 <text:s text:c="9"/>LBC 26.1.1</text:p>
      <text:p text:style-name="P1">13:4 <text:s text:c="10"/>LBC 25.3.5</text:p>
      <text:p text:style-name="P1">13:8 <text:s text:c="10"/>LBC 8.6.36</text:p>
      <text:h text:style-name="Heading_20_1" text:outline-level="1">James</text:h>
      <text:p text:style-name="P1">1:13 <text:s text:c="10"/>LBC 3.1.2</text:p>
      <text:p text:style-name="P1">1:14-15 <text:s text:c="7"/>LBC 6.4.12</text:p>
      <text:p text:style-name="P1">2:10-11 <text:s text:c="7"/>LBC 19.5.11</text:p>
      <text:p text:style-name="P1">2:18,22 <text:s text:c="7"/>LBC 16.2.3</text:p>
      <text:p text:style-name="P1">4:12 <text:s text:c="10"/>LBC 21.2.12</text:p>
      <text:h text:style-name="Heading_20_1" text:outline-level="1"><text:soft-page-break/>1 Peter</text:h>
      <text:p text:style-name="P1">1:2 <text:s text:c="11"/>LBC 3.6.13</text:p>
      <text:p text:style-name="P1">1:5 <text:s text:c="11"/>LBC 3.6.16</text:p>
      <text:h text:style-name="Heading_20_1" text:outline-level="1">2 Peter</text:h>
      <text:p text:style-name="P1">1:1 <text:s text:c="11"/>LBC 14.3.12</text:p>
      <text:p text:style-name="P1">1:4-5 <text:s text:c="9"/>LBC 18.2.6</text:p>
      <text:p text:style-name="P1">1:19-21 <text:s text:c="7"/>LBC 1.4.7</text:p>
      <text:p text:style-name="P1">1:20,21 <text:s text:c="7"/>LBC 1.9.20</text:p>
      <text:p text:style-name="P1">3:16 <text:s text:c="10"/>LBC 1.7.12</text:p>
      <text:h text:style-name="Heading_20_1" text:outline-level="1">1 John</text:h>
      <text:p text:style-name="P1">1:3 <text:s text:c="11"/>LBC 27.1.1</text:p>
      <text:p text:style-name="P1">2:3,5 <text:s text:c="9"/>LBC 16.2.5</text:p>
      <text:p text:style-name="P1">2:3 <text:s text:c="11"/>LBC 18.1.2</text:p>
      <text:p text:style-name="P1">3:1-3 <text:s text:c="9"/>LBC 18.2.8</text:p>
      <text:p text:style-name="P1">3:9 <text:s text:c="11"/>LBC 17.2.7</text:p>
      <text:p text:style-name="P1">3:9 <text:s text:c="11"/>LBC 18.4.17</text:p>
      <text:p text:style-name="P1">4:13 <text:s text:c="10"/>LBC 18.3.10</text:p>
      <text:p text:style-name="P1">5:7 <text:s text:c="11"/>LBC 2.3.27</text:p>
      <text:p text:style-name="P1">5:14 <text:s text:c="10"/>LBC 22.3.11</text:p>
      <text:p text:style-name="P1">5:16 <text:s text:c="10"/>LBC 22.4.15</text:p>
      <text:h text:style-name="Heading_20_1" text:outline-level="1">Revelation</text:h>
      <text:p text:style-name="P1">13:8 <text:s text:c="10"/>LBC 8.6.35</text:p>
      <text:p text:style-name="P1">13:8 <text:s text:c="10"/>LBC 20.1.2</text:p>
      <text:p text:style-name="P1">18:2 <text:s text:c="10"/>LBC 26.3.5</text:p>
      <text:p text:style-name="P1">22:20 <text:s text:c="9"/>LBC 32.3.10</text:p>
      <text:p text:style-name="P1"/>
      <text:h text:style-name="Heading_20_1" text:outline-level="1">Legend:</text:h>
      <text:p text:style-name="P13">The Scripture <text:span text:style-name="T2">chapter:verse</text:span> format is self explanatory.</text:p>
      <text:p text:style-name="P13"/>
      <text:p text:style-name="P13">With regards to the entry immediately to the right of the chapter:verse reference:</text:p>
      <text:p text:style-name="P13"/>
      <text:p text:style-name="P13"><text:span text:style-name="T2">LBC</text:span> stands for 1689 London Baptist Confession (ARBCA version).</text:p>
      <text:p text:style-name="P13"/>
      <text:p text:style-name="P13">With regards to the <text:span text:style-name="T2">x.x.x </text:span>format following the LBC:</text:p>
      <text:p text:style-name="P13"/>
      <text:p text:style-name="P13">The first number refers to the chapter in the Confession; the second to the paragraph within the chapter, and the third to the associated footnote.</text:p>
      <text:p text:style-name="P2"/>
      <text:h text:style-name="Heading_20_1" text:outline-level="1">Contact Information</text:h>
      <text:p text:style-name="P13">Please send any corrections or <text:span text:style-name="T3">inquiries</text:span> regarding <text:span text:style-name="T3">other ARBCA related works or how to send a financial gift </text:span>to: </text:p>
      <text:p text:style-name="P13"/>
      <text:p text:style-name="P2">Stephen MacKenzie</text:p>
      <text:p text:style-name="P2"><text:a xlink:type="simple" xlink:href="mailto:stevemac321@live.com" text:style-name="Internet_20_link" text:visited-style-name="Visited_20_Internet_20_Link">stevemac321@live.com</text:a></text:p>
      <text:p text:style-name="P2"/>
      <text:p text:style-name="P2">God Bless<text:line-break/>Steve</text:p>
      <text:p text:style-name="P2"/>
      <text:h text:style-name="Heading_20_1" text:outline-level="1">Other Works:</text:h>
      <text:p text:style-name="P4"><text:span text:style-name="T2">1.)</text:span> <text:span text:style-name="T4">1689 London Baptist Confession of Faith and Catechism</text:span> (ARBCA version) with fully expanded KJV or ASV references <text:span text:style-name="T9">in paragraph footnote indicators with footnoted references and index </text:span><text:span text:style-name="T2">(</text:span><text:span text:style-name="T4">similar to OPC Westminster Confession of Faith, etal.</text:span><text:span text:style-name="T2">)</text:span> in printed bonded leather book form <text:span text:style-name="T9">or hardback</text:span>. <text:span text:style-name="T5">Public domain Greek and Hebrew references can also be included </text:span><text:span text:style-name="T6">upon request</text:span><text:span text:style-name="T5">.</text:span></text:p>
      <text:p text:style-name="P3"/>
      <text:p text:style-name="P3"><text:span text:style-name="T2">2.)</text:span> <text:span text:style-name="T5">1689 London Baptist Confession and Catechism</text:span><text:span text:style-name="T8"> (ARBCA version with in paragraph footnote indicators and footnoted references) Logos Bible Software module.</text:span></text:p>
      <text:p text:style-name="P3"/>
      <text:p text:style-name="P5"><text:span text:style-name="T2">3.) </text:span><text:span text:style-name="T7">1689 London Baptist Confession and Catechism</text:span><text:span text:style-name="T9"> BibleWorks module </text:span>(ARBCA version with in paragraph footnote indicators and footnoted references)</text:p>
      <text:p text:style-name="P6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799in" fo:margin-bottom="0.0201in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3:37:26.503645626</dc:date>
    <meta:editing-duration>PT38M2S</meta:editing-duration>
    <meta:editing-cycles>35</meta:editing-cycles>
    <meta:generator>LibreOffice/5.4.2.2$Linux_X86_64 LibreOffice_project/40m0$Build-2</meta:generator>
    <meta:document-statistic meta:table-count="0" meta:image-count="0" meta:object-count="0" meta:page-count="6" meta:paragraph-count="504" meta:word-count="1568" meta:character-count="12687" meta:non-whitespace-character-count="7753"/>
  </office:meta>
</office:document-meta>
</file>